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ucida Sans1" svg:font-family="'Lucida San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80"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6"/>
    <style:style style:name="P10" style:family="paragraph" style:parent-style-name="Standard">
      <style:text-properties fo:color="#000080" fo:font-weight="bold" style:font-weight-asian="bold" style:font-weight-complex="bold"/>
    </style:style>
    <style:style style:name="P11" style:family="paragraph">
      <style:paragraph-properties fo:margin-left="0cm" fo:margin-right="0cm" fo:margin-top="0cm" fo:margin-bottom="0cm" fo:line-height="100%" fo:text-indent="0cm"/>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0080" fo:font-weight="bold" style:font-weight-asian="bold" style:font-weight-complex="bold"/>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Courier New" fo:font-size="10pt" fo:font-style="normal" fo:text-shadow="none" style:text-underline-style="none" fo:font-weight="normal" style:letter-kerning="true" style:font-name-asian="SimSun"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0.455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0.453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7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91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70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7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fo:min-height="0.36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pecificaciones de requerimientos</text:p>
      <text:p text:style-name="Standard"/>
      <text:p text:style-name="Standard">Introducción</text:p>
      <text:p text:style-name="Standard"/>
      <text:p text:style-name="Standard">El propósito de este documento es dar toda la información importante sobre el proyecto a realizar “<text:span text:style-name="T3">Garoé: Una Plataforma Orientada a Objetos para el Desarrollo de Soluciones Algorítmicas basadas en Búsqueda</text:span>”, incluidas su descripción, requerimientos y restricciones. Así también como documentación auxiliar que acompañe a la información del proyecto y documentación sobre la cual nos basamos para realizar el mismo.</text:p>
      <text:p text:style-name="Standard"/>
      <text:p text:style-name="Standard">El público esperado para este documento son personas con una formación técnica suficiente para que no sea necesario ampliar esta documentación a fin de explicar técnicas y conocimiento aplicados en el desarrollo del proyecto. Aunque cualquier documentación que sea considerada importante o que haya sido utilizada durante el desarrollo será incluida en la sección de referencias. Personas incluidas en el alcance incluyen a cualquiera que tenga conocimientos sobre: Programación orientada a objetos, técnicas de programación para problemas búsqueda y conocimientos básicos de diseño (utilizados para comprender los diagramas de diseño).</text:p>
      <text:p text:style-name="Standard"/>
      <text:p text:style-name="Standard">Alcance</text:p>
      <text:p text:style-name="Standard"/>
      <text:p text:style-name="Standard">Producto : <text:span text:style-name="T4">Garoé</text:span><text:span text:style-name="T3">: Una Plataforma Orientada a Objetos para el Desarrollo de Soluciones Algorítmicas basadas en Búsqueda</text:span></text:p>
      <text:p text:style-name="Standard"/>
      <text:p text:style-name="Standard">El producto proveerá una plataforma (conjunto de interfaces, clases abstractas y clases concretas) que permita el desarrollo de:</text:p>
      <text:p text:style-name="Standard"/>
      <text:list xml:id="list1460454389" text:style-name="L1">
        <text:list-item>
          <text:p text:style-name="P4">Motores de búsqueda (con y sin adversario)</text:p>
        </text:list-item>
        <text:list-item>
          <text:p text:style-name="P4">Especificación de estado</text:p>
        </text:list-item>
        <text:list-item>
          <text:p text:style-name="P4">Especificación de reglas de cambio de estado</text:p>
        </text:list-item>
        <text:list-item>
          <text:p text:style-name="P4">Aplicaciones que utilicen un motor de búsqueda</text:p>
        </text:list-item>
      </text:list>
      <text:p text:style-name="Standard"/>
      <text:p text:style-name="Standard">Así mismo el producto contendrá dos motores de búsqueda implementados, uno para búsquedas sin adversario y otro con adversario.</text:p>
      <text:p text:style-name="Standard"/>
      <text:p text:style-name="Standard">Finalmente el producto tendrá tres ejemplos de uso, dos utilizaran búsqueda con adversario y el tercero búsqueda sin adversario.</text:p>
      <text:p text:style-name="Standard"/>
      <text:p text:style-name="Standard">El producto esta pensado para ser utilizado en los siguientes casos:</text:p>
      <text:p text:style-name="Standard"/>
      <text:list xml:id="list945242212" text:style-name="L2">
        <text:list-item>
          <text:p text:style-name="P5">Desarrollar elementos para realizar búsquedas</text:p>
          <text:list>
            <text:list-item>
              <text:p text:style-name="P5">Motores de búsqueda</text:p>
            </text:list-item>
            <text:list-item>
              <text:p text:style-name="P5">Reglas de cambio de estado</text:p>
            </text:list-item>
            <text:list-item>
              <text:p text:style-name="P5">Especificaciones de estados</text:p>
            </text:list-item>
          </text:list>
        </text:list-item>
        <text:list-item>
          <text:p text:style-name="P5">Especializar partes de la plataforma</text:p>
        </text:list-item>
        <text:list-item>
          <text:p text:style-name="P5">Utilizar instancias de la plataforma (estados, reglas, motores de búsqueda) en otras aplicaciones</text:p>
        </text:list-item>
      </text:list>
      <text:p text:style-name="Standard"/>
      <text:p text:style-name="Standard">Los beneficios de esta plataforma en contraste con no tenerla es liberarse de tener que diseñar toda la estructura base y estructuras auxiliares necesarias para comenzar con el verdadero problema que se quería resolver.</text:p>
      <text:p text:style-name="Standard"/>
      <text:p text:style-name="Standard"><text:soft-page-break/></text:p>
      <text:p text:style-name="Standard"/>
      <text:p text:style-name="Standard"/>
      <text:p text:style-name="Standard">Mas específicamente los beneficios se pueden dividir según los casos de uso:</text:p>
      <text:p text:style-name="Standard"/>
      <text:list xml:id="list618996141" text:style-name="L3">
        <text:list-item>
          <text:list>
            <text:list-item>
              <text:p text:style-name="P6">Desarrollar un motor de búsqueda: Ya se tienen motores abstractos sobre los cuales se implementaría el motor y ya están definidas las operaciones de los objetos que el motor puede o debería usar. Solo es necesario implementar el método de búsqueda y algunos métodos secundarios cumpliendo con los perfiles correspondientes.</text:p>
            </text:list-item>
          </text:list>
        </text:list-item>
      </text:list>
      <text:p text:style-name="Standard"/>
      <text:list xml:id="list417307013" text:style-name="L4">
        <text:list-item>
          <text:p text:style-name="P7">Desarrollar un problema: En caso de querer desarrollar un problema solo es necesario definir el estado (utilizando el estado abstracto correspondiente) y las reglas de cambio de estado.</text:p>
        </text:list-item>
      </text:list>
      <text:p text:style-name="Standard"/>
      <text:list xml:id="list1020983746" text:style-name="L5">
        <text:list-item>
          <text:p text:style-name="P8">Utilizar la plataforma con un problema y motor dado dentro de una aplicación: Si se tiene implementado un problema y uno o mas motores de búsqueda (compatibles con el mismo) uno podría usar la plataforma para conectar la aplicación con los mismos.</text:p>
          <text:p text:style-name="P8"/>
        </text:list-item>
      </text:list>
      <text:p text:style-name="Standard">Para cualquiera de los casos se asegura que la integración con el resto de la plataforma es completamente funcional</text:p>
      <text:p text:style-name="Standard"/>
      <text:p text:style-name="Standard">En el resto del documento se detallarán las secciones de, <text:span text:style-name="T1">descripción general</text:span> donde describirá de forma superficial el producto; <text:span text:style-name="T1">características de usuario</text:span> donde detallarán que propiedades en común tendrán los mismos y se listarán los conocimientos básicos que deberán tener los mismos; <text:span text:style-name="T1">restricciones</text:span> que deberá cumplir la plataforma, cabe aclarar que estas no prevén los productos que se puedan generar a partir de la utilización de la plataforma; <text:span text:style-name="T1">dependencias y suposiciones</text:span> donde se describe qué requerimientos se deben cumplir para la correcta utilización de la plataforma; <text:span text:style-name="T1">requerimientos funcionales</text:span> donde se describen los comportamientos que debe tener cada funcionalidad del sistema a las distintas entradas (válidas e invalidas), las validaciones que se aplican a los valores de entrada, la secuencia de operaciones que realiza en los distintos escenarios; <text:span text:style-name="T1">restricciones de diseño</text:span> donde se encontrarán restricciones como (en nuestro caso) seguir un determinado patrón, aspectos de visibilidad y responsabilidades que deben mantener ciertos componentes; <text:span text:style-name="T1">atributos del sistema</text:span> en donde sólo se considerará la portabilidad de la plataforma y todo sistema que se implemente sobre la misma; <text:span text:style-name="T1">información de soporte</text:span> incluirá indice, apéndice y referenci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El resto del documento se organiza de la siguiente forma:</text:p>
      <text:p text:style-name="Standard"/>
      <text:p text:style-name="Standard">– &gt; <text:tab/>Descripción general</text:p>
      <text:p text:style-name="Standard">– – – – – – – – | – &gt;<text:tab/>Características de usuario</text:p>
      <text:p text:style-name="Standard">– – – – – – – – – – – – – – – – | – &gt;<text:tab/>Desarrollador de motores de búsqueda</text:p>
      <text:p text:style-name="Standard">– – – – – – – – – – – – – – – – | – &gt;<text:tab/>Desarrollador de problemas</text:p>
      <text:p text:style-name="Standard">– – – – – – – – – – – – – – – – | – &gt;<text:tab/>Desarrollador de aplicaciones que utilizan motor de búsqueda</text:p>
      <text:p text:style-name="Standard">– – – – – – – – | – &gt;<text:tab/>Restricciones</text:p>
      <text:p text:style-name="Standard">– – – – – – – – | – &gt;<text:tab/>Dependencias y suposiciones</text:p>
      <text:p text:style-name="Standard">– – – – – – – – | – &gt;<text:tab/>Requerimientos funcionales</text:p>
      <text:p text:style-name="Standard">– – – – – – – – – – – – – – – – | – &gt;<text:tab/>Motor de búsqueda</text:p>
      <text:p text:style-name="Standard">– – – – – – – – – – – – – – – – | – &gt;<text:tab/>Problema</text:p>
      <text:p text:style-name="Standard">– – – – – – – – – – – – – – – – | – &gt;<text:tab/>Estado</text:p>
      <text:p text:style-name="Standard">– – – – – – – – – – – – – – – – | – &gt;<text:tab/>Reglas de cambio de estado</text:p>
      <text:p text:style-name="Standard">– – – – – – – – | – &gt;<text:tab/>Restricciones de diseño</text:p>
      <text:p text:style-name="Standard">– – – – – – – – | – &gt;<text:tab/>Atributos del sistema</text:p>
      <text:p text:style-name="Standard">– – – – – – – – – – – – – – – – | – &gt;<text:tab/>Portabilidad</text:p>
      <text:p text:style-name="Standard">– – – – – – – – | – &gt;<text:tab/>Información de soporte</text:p>
      <text:p text:style-name="Standard">– – – – – – – – – – – – – – – – | – &gt;<text:tab/>Indice</text:p>
      <text:p text:style-name="Standard">– – – – – – – – – – – – – – – – | – &gt;<text:tab/>Apéndice</text:p>
      <text:p text:style-name="Standard">– – – – – – – – – – – – – – – – | – &gt;<text:tab/>Referencias</text:p>
      <text:p text:style-name="Standard"/>
      <text:p text:style-name="Standard">Descripción general</text:p>
      <text:p text:style-name="Standard"/>
      <text:p text:style-name="Standard">El producto a desarrollar es una plataforma que permita el desarrollo de motores de búsqueda (con y sin adversario), definición de problemas de búsqueda (estado y reglas de cambio de estado) y la utilización de motores y problemas ya desarrollados para una aplicación en particular (ej: un juego de tablero). La razón para desarrollar esta plataforma es facilitar las tareas de diseño e implementación en los casos previamente nombrados.</text:p>
      <text:p text:style-name="Standard"/>
      <text:p text:style-name="Standard">Los usuarios para los cuales esta plataforma está pensada se pueden dividir en tres categorías dependiendo de las metas de los mismos. Cada categoría de usuario tiene distintas características, pero es posible dar una serie de características generales las cuales son compartidas por todos los usuarios por igual.</text:p>
      <text:p text:style-name="Standard"/>
      <text:p text:style-name="Standard">Esta plataforma está destinada a programadores, con conocimientos sobre programación orientada a objetos, con lo que eso implica (herencia, encapsulamiento, etc), cierta experiencia o conocimiento sobre especificaciones de programas mediante pre y post condiciones, etc. Dado que el sistema está desarrollado en Java, experiencia en este lenguaje es sugerida pero no requerida. Particularmente cada categoría de usuario tendrá características particulares:</text:p>
      <text:p text:style-name="Standard"/>
      <text:p text:style-name="Standard">Desarrollador de motores de búsqueda:</text:p>
      <text:p text:style-name="Standard"/>
      <text:p text:style-name="Standard">Utiliza la plataforma para el desarrollo de motores de búsqueda tanto sin y con adversario, no tiene en cuenta los problemas específicos para los cuales se utilizará el o los motores. Además de los conocimientos generales, el desarrollador de motores de búsqueda tiene conocimientos sobre algoritmos de búsqueda y sus implementaciones.</text:p>
      <text:p text:style-name="Standard"/>
      <text:p text:style-name="Standard"/>
      <text:p text:style-name="Standard"><text:soft-page-break/></text:p>
      <text:p text:style-name="Standard">Desarrollador de soluciones algorítmicas a problemas de búsqueda:</text:p>
      <text:p text:style-name="Standard"/>
      <text:p text:style-name="Standard">Utiliza la plataforma para desarrollar soluciones algorítmicas para problemas que pueden ser resueltos mediante algoritmos de búsqueda. Además de los conocimientos generales, el desarrollador de soluciones algorítmicas a problemas de búsqueda debe tener experiencia reconociendo características significativas de un problema, cómo representarlo como un problema de búsqueda, y encontrando buenas representaciones para el o los objetos sobre los cuales actúa el problema.</text:p>
      <text:p text:style-name="Standard"/>
      <text:p text:style-name="Standard">Desarrollador de aplicaciones que utilizan motores de búsqueda</text:p>
      <text:p text:style-name="Standard"/>
      <text:p text:style-name="P1">Utiliza la plataforma como un nexo entre un motor de búsqueda y un problema particular con una aplicación que requiere resolver un problema (de búsqueda) como función principal o como parte de un sistema mas grande. Este tipo de usuarios debe tener conocimientos sobre utilización de APIs (interfaces) además de los conocimientos generales antes descriptos.</text:p>
      <text:p text:style-name="Standard"/>
      <text:p text:style-name="Standard">Restricciones del producto</text:p>
      <text:p text:style-name="Standard"/>
      <text:p text:style-name="P1">El producto está desarrollado enteramente en Java, con lo cual el mismo es portable a todas las plataformas para las cuales se cuente con entornos de ejecución Java. Cualquier versión de Java igual o superior a la versión 1.6 es suficiente para utilizar el producto (el mismo fue testeado utilizando versiones Sun JDK 1.6 y 1.7). Salvo estas restricciones, el producto no posee otras identificables.</text:p>
      <text:p text:style-name="Standard"/>
      <text:p text:style-name="Standard">Dependencias y suposiciones</text:p>
      <text:p text:style-name="Standard"/>
      <text:p text:style-name="P1">Este producto requiere la disponibilidad de una maquina virtual de Java y un SDK de Java que permita las siguientes funciones:</text:p>
      <text:p text:style-name="Standard"/>
      <text:list xml:id="list1209116686" text:style-name="L6">
        <text:list-item>
          <text:p text:style-name="P9">Genericidad</text:p>
        </text:list-item>
        <text:list-item>
          <text:p text:style-name="P9">Restricciones en parámetros de clase</text:p>
        </text:list-item>
        <text:list-item>
          <text:p text:style-name="P9">Utilización de estructura “for” con iteradores, ej: for (elem : collection) {//code}</text:p>
        </text:list-item>
      </text:list>
      <text:p text:style-name="Standard"/>
      <text:p text:style-name="Standard">Se asume que el usuario de esta plataforma va a desarrollar utilizando como lenguaje a Java (con las restricciones de versión anteriores)</text:p>
      <text:p text:style-name="Standard"/>
      <text:p text:style-name="Standard">Restricciones de diseño y requerimientos funcionales</text:p>
      <text:p text:style-name="Standard"/>
      <text:p text:style-name="Standard">La plataforma esta restringida a la siguiente estructura:</text:p>
      <text:p text:style-name="Standard"><draw:g text:anchor-type="paragraph" draw:z-index="0" draw:style-name="gr1"><draw:frame draw:style-name="gr2" draw:text-style-name="P12" svg:width="1.906cm" svg:height="0.729cm" svg:x="0.023cm" svg:y="0.656cm"><draw:text-box><text:p text:style-name="P11"><text:span text:style-name="T6">Estado</text:span></text:p></draw:text-box></draw:frame><draw:frame draw:style-name="gr3" draw:text-style-name="P12" svg:width="4.763cm" svg:height="1.206cm" svg:x="0.023cm" svg:y="3.251cm"><draw:text-box><text:p text:style-name="P11"><text:span text:style-name="T6">Estado con evaluación</text:span></text:p></draw:text-box></draw:frame><draw:frame draw:style-name="gr3" draw:text-style-name="P12" svg:width="4.763cm" svg:height="0.729cm" svg:x="0.023cm" svg:y="5.895cm"><draw:text-box><text:p text:style-name="P11"><text:span text:style-name="T6">Estado con adversario</text:span></text:p></draw:text-box></draw:frame><draw:frame draw:style-name="gr4" draw:text-style-name="P13" svg:width="1.906cm" svg:height="0.65cm" draw:transform="rotate (1.5707963267946) translate (0.358069444444444cm 3.25076388888889cm)"><draw:text-box><text:p text:style-name="P11"><text:span text:style-name="T7">es un</text:span></text:p></draw:text-box></draw:frame><draw:line draw:style-name="gr5" draw:text-style-name="P14" svg:x1="0.977cm" svg:y1="3.25cm" svg:x2="0.977cm" svg:y2="1.345cm"><text:p/></draw:line><draw:frame draw:style-name="gr4" draw:text-style-name="P13" svg:width="1.904cm" svg:height="0.65cm" draw:transform="rotate (1.5707963267946) translate (0.379236111111111cm 5.84015277777778cm)"><draw:text-box><text:p text:style-name="P11"><text:span text:style-name="T7">es un</text:span></text:p></draw:text-box></draw:frame><draw:line draw:style-name="gr5" draw:text-style-name="P14" svg:x1="0.997cm" svg:y1="5.842cm" svg:x2="0.997cm" svg:y2="3.937cm"><text:p/></draw:line><draw:frame draw:style-name="gr6" draw:text-style-name="P12" svg:width="3.335cm" svg:height="1.206cm" svg:x="6.934cm" svg:y="0.393cm"><draw:text-box><text:p text:style-name="P11"><text:span text:style-name="T6">Problema de búsqueda</text:span></text:p></draw:text-box></draw:frame><draw:frame draw:style-name="gr4" draw:text-style-name="P13" svg:width="2.553cm" svg:height="0.65cm" svg:x="3.357cm" svg:y="0.393cm"><draw:text-box><text:p text:style-name="P11"><text:span text:style-name="T7">tiene un</text:span></text:p></draw:text-box></draw:frame><draw:line draw:style-name="gr5" draw:text-style-name="P14" svg:x1="6.935cm" svg:y1="1.026cm" svg:x2="1.64cm" svg:y2="1.016cm"><text:p/></draw:line><draw:frame draw:style-name="gr6" draw:text-style-name="P12" svg:width="3.811cm" svg:height="1.206cm" svg:x="13.358cm" svg:y="0.393cm"><draw:text-box><text:p text:style-name="P11"><text:span text:style-name="T6">Regla de cambio de estado</text:span></text:p></draw:text-box></draw:frame><draw:line draw:style-name="gr5" draw:text-style-name="P14" svg:x1="9.548cm" svg:y1="1.037cm" svg:x2="13.358cm" svg:y2="1.037cm"><text:p/></draw:line><draw:frame draw:style-name="gr7" draw:text-style-name="P13" svg:width="3.335cm" svg:height="0.953cm" svg:x="9.548cm" svg:y="0.393cm"><draw:text-box><text:p text:style-name="P11"><text:span text:style-name="T7">tiene varias</text:span></text:p></draw:text-box></draw:frame><draw:frame draw:style-name="gr3" draw:text-style-name="P12" svg:width="4.287cm" svg:height="0.729cm" svg:x="6.214cm" svg:y="4.201cm"><draw:text-box><text:p text:style-name="P11"><text:span text:style-name="T6">Motor de búsqueda</text:span></text:p></draw:text-box></draw:frame><draw:line draw:style-name="gr5" draw:text-style-name="P14" svg:x1="8.119cm" svg:y1="4.204cm" svg:x2="8.119cm" svg:y2="1.612cm"><text:p/></draw:line><draw:frame draw:style-name="gr8" draw:text-style-name="P13" svg:width="2.555cm" svg:height="0.65cm" draw:transform="rotate (1.5707963267946) translate (7.50005555555556cm 4.20502777777778cm)"><draw:text-box><text:p text:style-name="P11"><text:span text:style-name="T7">tiene un</text:span></text:p></draw:text-box></draw:frame><draw:frame draw:style-name="gr6" draw:text-style-name="P12" svg:width="5.238cm" svg:height="1.206cm" svg:x="3.357cm" svg:y="7.353cm"><draw:text-box><text:p text:style-name="P11"><text:span text:style-name="T6">Motor de búsqueda sin adversario</text:span></text:p></draw:text-box></draw:frame><draw:frame draw:style-name="gr6" draw:text-style-name="P12" svg:width="5.24cm" svg:height="1.206cm" svg:x="9.072cm" svg:y="7.353cm"><draw:text-box><text:p text:style-name="P11"><text:span text:style-name="T6">Motor de búsqueda con adversario</text:span></text:p></draw:text-box></draw:frame><draw:line draw:style-name="gr5" draw:text-style-name="P14" svg:x1="5.738cm" svg:y1="7.533cm" svg:x2="8.073cm" svg:y2="4.886cm"><text:p/></draw:line><draw:line draw:style-name="gr5" draw:text-style-name="P14" svg:x1="10.977cm" svg:y1="7.533cm" svg:x2="8.41cm" svg:y2="4.886cm"><text:p/></draw:line><draw:frame draw:style-name="gr4" draw:text-style-name="P13" svg:width="1.906cm" svg:height="0.65cm" draw:transform="rotate (0.871966494296202) translate (5.73793055555556cm 6.66565277777778cm)"><draw:text-box><text:p text:style-name="P11"><text:span text:style-name="T7">es un</text:span></text:p></draw:text-box></draw:frame><draw:frame draw:style-name="gr9" draw:text-style-name="P13" svg:width="1.906cm" svg:height="0.65cm" draw:transform="rotate (-0.786096295099285) translate (9.985375cm 5.63377777777778cm)"><draw:text-box><text:p text:style-name="P11"><text:span text:style-name="T7">es un</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Ya que el producto es una plataforma y no un sistema funcional en si mismo, los requerimientos funcionales se darán en cuanto a lo que “debería” hacer cada parte de la plataforma, definiendo responsabilidades y comportamientos esperados. Las partes de la plataforma son las que se ven en el diagrama anterior y las mismas deben respetar la estructura dada en sus responsabilidades y la manera en la que las cumplen.</text:p>
      <text:p text:style-name="Standard"/>
      <text:p text:style-name="Standard">Requerimientos funcionales del motor de búsqueda</text:p>
      <text:p text:style-name="Standard"/>
      <text:p text:style-name="P2">- Definir el problema de búsqueda sobre el cual se va a ejecutar el algoritmo del motor de búsqueda:</text:p>
      <text:p text:style-name="Standard"><text:span text:style-name="T1">entrada:</text:span> un problema de búsqueda con un estado inicial definido y el conjunto de reglas de cambio de estado asociado a dicho problema.</text:p>
      <text:p text:style-name="Standard"><text:span text:style-name="T1">restricciones del parámetro (problema): </text:span>El problema, el motor, el estado y las reglas operan sobre un determinado tipo; estos tipos tienen que ser iguales o compatibles para los elementos.</text:p>
      <text:p text:style-name="Standard"><text:span text:style-name="T1">comportamiento:</text:span> establecer al parámetro de entrada como problema del motor.</text:p>
      <text:p text:style-name="Standard"/>
      <text:p text:style-name="P2">- Obtener el estado solución del problema de búsqueda que encuentra el algoritmo de luego de ejecutarse:</text:p>
      <text:p text:style-name="Standard"><text:span text:style-name="T1">restricciones de la función:</text:span> el algoritmo de búsqueda debe haber sido ejecutado y debe haber encontrado una solución.</text:p>
      <text:p text:style-name="Standard"><text:span text:style-name="T1">Comportamiento: </text:span>este método retornara la solución encontrada por el algoritmo de búsqueda en caso de existir</text:p>
      <text:p text:style-name="Standard"/>
      <text:p text:style-name="P2">Requerimientos del motor de búsqueda con adversario:</text:p>
      <text:p text:style-name="P2"/>
      <text:p text:style-name="Standard">- obtener el movimiento “pensado” por el algoritmo de búsqueda. </text:p>
      <text:p text:style-name="Standard"><text:span text:style-name="T1">entrada:</text:span> el estado del juego desde donde el motor de búsqueda tiene que buscar el movimiento a realizar. </text:p>
      <text:p text:style-name="P3">Restricción de la función: <text:span text:style-name="T2">los tipos sobre los cuales están definidos el motor de búsqueda, las reglas, el problema y el tipo del estado deben ser iguales o compatibles.</text:span></text:p>
      <text:p text:style-name="Standard"><text:span text:style-name="T1">comportamiento:</text:span> realiza una búsqueda para encontrar el mejor movimiento posible dado el estado de entrada. </text:p>
      <text:p text:style-name="Standard"/>
      <text:p text:style-name="Standard">- computar evaluación de un estado</text:p>
      <text:p text:style-name="Standard"><text:span text:style-name="T1">entrada:</text:span> un estado </text:p>
      <text:p text:style-name="Standard"><text:span text:style-name="T1">restricción de la función:</text:span> el estado debe ser informado.</text:p>
      <text:p text:style-name="Standard"><text:span text:style-name="T1">comportamiento:</text:span> ejecutar un método de evaluación determinado sobre la entrada</text:p>
      <text:p text:style-name="Standard"/>
      <text:p text:style-name="P2">Requerimientos del motor de búsqueda sin adversario:</text:p>
      <text:p text:style-name="Standard"/>
      <text:p text:style-name="Standard">- obtener una lista de estados que comienzan en el estado inicial sobre el cual se ejecuto el algoritmo de búsqueda, finaliza con el estado exitoso encontrado por el mismo algoritmo y contiene entre estos a todos los estados intermedios.</text:p>
      <text:p text:style-name="Standard">Restricciones de la función: el algoritmo de búsqueda debe haber sido ejecutado, no necesariamente se tiene que haber encontrado una solución</text:p>
      <text:p text:style-name="Standard"><text:span text:style-name="T1">comportamiento:</text:span> retornar la lista de estados intermedios desde el estado inicial hasta el estado solución, en caso de que el problema no haya tenido solución la lista debe ser vacía.</text:p>
      <text:p text:style-name="Standard"/>
      <text:p text:style-name="Standard">- Ejecutar el algoritmo de busqueda sobre el estado inicial, definido en el problema sobre el que realiza la busqueda el motor.</text:p>
      <text:p text:style-name="Standard"><text:span text:style-name="T1">restricciones de la función:</text:span> el problema debe estar definido, esto implica que tenga un estado <text:soft-page-break/>inicial, que tenga un conjunto de reglas de cambio de estado y que el tipo sobre el cual opera el problema, las reglas y el motor sean iguales o compatibles al tipo del estado.</text:p>
      <text:p text:style-name="Standard"><text:span text:style-name="T1">comportamiento:</text:span> ejecutar el algoritmo de busqueda partiendo desde el estado inicial del problema</text:p>
      <text:p text:style-name="Standard"><text:span text:style-name="T1">resultado:</text:span> verdadero si y sólo si existe estado s tal que existe un conjunto de reglas R tal que se cumple que el estado inicial deriva mediante R en s y el estado s es exitoso.</text:p>
      <text:p text:style-name="Standard"/>
      <text:p text:style-name="Standard"/>
      <text:p text:style-name="P2">Requerimientos funcionales del problema</text:p>
      <text:p text:style-name="Standard"/>
      <text:p text:style-name="Standard">- definir el estado a partir del cual se empieza a resolver el problema </text:p>
      <text:p text:style-name="Standard"><text:span text:style-name="T1">entrada:</text:span> un estado [falta con signo de pregunta]</text:p>
      <text:p text:style-name="Standard"><text:span text:style-name="T1">restricciones de la función:</text:span> el tipo del estado y el tipo sobre el cual opera el problema deben ser iguales o compatibles <text:s/></text:p>
      <text:p text:style-name="Standard"><text:span text:style-name="T1">comportamiento:</text:span> definir el estado parámetro como estado inicial del problema</text:p>
      <text:p text:style-name="Standard"/>
      <text:p text:style-name="Standard">- definir el conjunto de funciones utilizadas para pasar de un estado a otro (reglas)</text:p>
      <text:p text:style-name="Standard"><text:span text:style-name="T1">entrada:</text:span> un conjunto de reglas de cambio de estado</text:p>
      <text:p text:style-name="Standard"><text:span text:style-name="T1">restricciones de la función:</text:span> las reglas deben ser aplicables al tipo de estado sobre el cual opera el problema</text:p>
      <text:p text:style-name="Standard"><text:span text:style-name="T1">comportamiento:</text:span> establecer las reglas de entrada como las reglas del problema</text:p>
      <text:p text:style-name="Standard"/>
      <text:p text:style-name="Standard">- obtener un conjunto de estados donde cada uno de estos fue generado por alguna función de cambio de estado (regla)<text:line-break/><text:span text:style-name="T1">entrada:</text:span> un estado</text:p>
      <text:p text:style-name="Standard"><text:span text:style-name="T1">comportamiento:</text:span> aplica todas las reglas de cambio de estado (aplicables) al estado de entrada, cada regla tiene una función que permite saber si la misma es aplicable a un estado dado.</text:p>
      <text:p text:style-name="Standard"><text:span text:style-name="T1">resultado:</text:span> un conjunto de estados obtenidos al aplicar todas las reglas al estado entrada.</text:p>
      <text:p text:style-name="Standard"/>
      <text:p text:style-name="P2">Requerimientos funcionales del estado</text:p>
      <text:p text:style-name="Standard"/>
      <text:p text:style-name="Standard">- Consultar si un estado es final, es decir, si es posible aplicar un cambio de estado de un solo paso sin romper el invariante del mismo.</text:p>
      <text:p text:style-name="Standard">Entrada: se aplica sobre un estado<text:line-break/><text:span text:style-name="T1">resultado:</text:span> retorna si al estado se le puede aplicar algún cambio (siguiendo las reglas del problema)<text:line-break/></text:p>
      <text:p text:style-name="Standard">- Consultar si un estado puede considerarse como solución al problema de búsqueda para el cual este fue definido<text:line-break/><text:span text:style-name="T1">entrada:</text:span> se aplica sobre un estado</text:p>
      <text:p text:style-name="Standard"><text:span text:style-name="T1">resultado:</text:span> retorna si el estado es exitoso en relación al problema<text:line-break/></text:p>
      <text:p text:style-name="Standard">- Comparación con otro estado</text:p>
      <text:p text:style-name="Standard"><text:span text:style-name="T1">entrada:</text:span> se aplica sobre un estado y necesita de parámetro otro estado</text:p>
      <text:p text:style-name="Standard"><text:span text:style-name="T1">resultado:</text:span> un valor que especifique la relación de orden del estado actual con el de entrada</text:p>
      <text:p text:style-name="Standard"/>
      <text:p text:style-name="P2">Requerimientos funcionales de los estados con evaluación</text:p>
      <text:p text:style-name="Standard"/>
      <text:p text:style-name="Standard">- Evaluar el estado (asociar un valor al mismo) dependiendo de “cuan bueno” es el estado en relación al problema de búsqueda que se quiere solucionar </text:p>
      <text:p text:style-name="Standard"><text:span text:style-name="T1">resultado:</text:span> un valor que define cuan bueno es un estado en relación a la resolución del problema</text:p>
      <text:p text:style-name="Standard"/>
      <text:p text:style-name="Standard">- Constante de valor mínimo de evaluación<text:line-break/><text:span text:style-name="T1">resultado:</text:span> el valor mínimo posible que puede arrojar la evaluación de un estado</text:p>
      <text:p text:style-name="Standard"><text:soft-page-break/><text:line-break/>- Constante de valor máximo de evaluación</text:p>
      <text:p text:style-name="Standard"><text:span text:style-name="T1">resultado:</text:span> el valor máximo posible que puede arrojar la evaluación de un estado</text:p>
      <text:p text:style-name="Standard"/>
      <text:p text:style-name="P2">Requerimientos funcionales de los estados para adversario</text:p>
      <text:p text:style-name="Standard"/>
      <text:p text:style-name="Standard">- Consultar si un estado corresponde a un nivel MAX o un nivel MIN, es decir, a que jugador pertenece dicho estado <text:s text:c="5"/></text:p>
      <text:p text:style-name="Standard"><text:span text:style-name="T1">resultado:</text:span> retornar si el estado esta en nivel MIN o MAX</text:p>
      <text:p text:style-name="Standard"/>
      <text:p text:style-name="Standard">- Consultar si un estado es exitoso para un nivel (jugador) en particular<text:line-break/><text:span text:style-name="T1">resultado:</text:span> retornar si el estado es exitoso para el nivel (jugador) consultado</text:p>
      <text:p text:style-name="Standard"><text:span text:style-name="T1">nota:</text:span> se debe cumplir que la funcionalidad de estado “es exitoso” debe ser igual a ganó MIN ó ganó MAX</text:p>
      <text:p text:style-name="Standard"><text:line-break/><text:span text:style-name="T5">Requerimientos funcionales de reglas de cambio de estado</text:span></text:p>
      <text:p text:style-name="Standard"/>
      <text:p text:style-name="Standard">- Verificar si una regla en particular puede ser aplicada a un estado, es decir, verificar si la aplicación de esta regla no invalida las reglas del juego o problema de búsqueda</text:p>
      <text:p text:style-name="Standard">entrada: un estado [toma un q? Toma un q?! Toma un estado]<text:line-break/><text:span text:style-name="T1">restricciones de la función:</text:span><text:span text:style-name="T2">el tipo sobre el cual opera la regla debe ser el mismo o compatible al tipo del estado</text:span><text:line-break/><text:span text:style-name="T1">resultado:</text:span> retorna si es posible aplicar la regla al estado pasado como entrada</text:p>
      <text:p text:style-name="Standard"><text:span text:style-name="T1">nota:</text:span> se debe mantener siempre la condición de si el estado es final entonces la regla no es aplicable<text:line-break/><text:line-break/>- Cambiar el estado aplicando la funcion asociada a la regla <text:line-break/><text:span text:style-name="T1">entrada:</text:span><text:span text:style-name="T2"> un estado</text:span></text:p>
      <text:p text:style-name="Standard"><text:span text:style-name="T1">restricciones de la función:</text:span><text:span text:style-name="T2">el tipo sobre el cual opera la regla debe ser el mismo o compatible al tipo del estado</text:span><text:span text:style-name="T1"><text:line-break/>comportamiento:</text:span> generar todos los estados resultantes de aplicar la regla al estado entrada<text:line-break/><text:span text:style-name="T1">resultado:</text:span> retornar los estados generados</text:p>
      <text:p text:style-name="Standard"/>
      <text:p text:style-name="Standard">NOTA: VERIFICAR DONDE VA! <text:line-break/>Cuando se habla de “el tipo sobre el cual opera X estructura” se hace referencia al uso de genericidad (parámetros de clases). Cuando se habla de tipo compatibles se refiere a polimorfismo, la clase C es compatible con la clase B si ambas heredan o implementan a la clase A. </text:p>
      <text:p text:style-name="Standard"/>
      <text:p text:style-name="Standard"/>
      <text:p text:style-name="Standard"/>
      <text:p text:style-name="Standard">Atributos del sistema</text:p>
      <text:p text:style-name="Standard"/>
      <text:p text:style-name="Standard">Portabilidad</text:p>
      <text:p text:style-name="Standard"/>
      <text:p text:style-name="Standard">La plataforma esta realiza en Java, el cual es un lenguaje portable que puede ser compilado y ejecutado en cualquier plataforma operativa que posea un SDK y una maquina virtual para el mismo. Ninguna parte de la plataforma posee código que “ate” a una librería particular, por lo tanto la portabilidad de esta plataforma es comple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27T09:14:28</meta:creation-date>
    <dc:date>2011-11-11T21:19:25</dc:date>
    <meta:editing-duration>PT17H54M05S</meta:editing-duration>
    <meta:editing-cycles>55</meta:editing-cycles>
    <meta:generator>OpenOffice.org/3.2$Linux OpenOffice.org_project/320m12$Build-9483</meta:generator>
    <dc:creator>Carla Fiori</dc:creator>
    <meta:document-statistic meta:table-count="0" meta:image-count="0" meta:object-count="0" meta:page-count="7" meta:paragraph-count="133" meta:word-count="2834" meta:character-count="16731"/>
  </office:meta>
</office:document-meta>
</file>